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.282cm" style:contextual-spacing="false"/>
      <style:text-properties officeooo:rsid="001edb0f" officeooo:paragraph-rsid="001edb0f"/>
    </style:style>
    <style:style style:name="P3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4" style:family="paragraph" style:parent-style-name="Standard">
      <style:paragraph-properties fo:margin-top="0cm" fo:margin-bottom="0.282cm" style:contextual-spacing="false"/>
      <style:text-properties officeooo:rsid="00209dff" officeooo:paragraph-rsid="00209dff"/>
    </style:style>
    <style:style style:name="P5" style:family="paragraph" style:parent-style-name="Standard">
      <style:paragraph-properties fo:margin-top="0cm" fo:margin-bottom="0.282cm" style:contextual-spacing="false"/>
      <style:text-properties style:font-name="monospace" officeooo:rsid="00209dff" officeooo:paragraph-rsid="00209dff"/>
    </style:style>
    <style:style style:name="P6" style:family="paragraph" style:parent-style-name="Standard">
      <style:paragraph-properties fo:margin-top="0cm" fo:margin-bottom="0.282cm" style:contextual-spacing="false"/>
      <style:text-properties style:use-window-font-color="true" loext:opacity="0%" style:font-name="Calibri" fo:font-size="11pt" fo:language="en" fo:country="US" officeooo:rsid="001edb0f" officeooo:paragraph-rsid="00209dff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P7" style:family="paragraph" style:parent-style-name="Standard">
      <style:paragraph-properties fo:margin-top="0cm" fo:margin-bottom="0.282cm" style:contextual-spacing="false"/>
      <style:text-properties officeooo:paragraph-rsid="00209dff"/>
    </style:style>
    <style:style style:name="P8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9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10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officeooo:rsid="0024adcd"/>
    </style:style>
    <style:style style:name="T3" style:family="text">
      <style:text-properties fo:color="#000000" loext:opacity="100%" fo:language="en" fo:country="US" fo:background-color="#ffffff" loext:char-shading-value="0"/>
    </style:style>
    <style:style style:name="T4" style:family="text">
      <style:text-properties fo:language="en" fo:country="US" officeooo:rsid="0022ccae"/>
    </style:style>
    <style:style style:name="T5" style:family="text">
      <style:text-properties officeooo:rsid="00209dff"/>
    </style:style>
    <style:style style:name="T6" style:family="text">
      <style:text-properties officeooo:rsid="0025ee07"/>
    </style:style>
    <style:style style:name="T7" style:family="text">
      <style:text-properties fo:language="en" fo:country="US" officeooo:rsid="00209dff"/>
    </style:style>
    <style:style style:name="T8" style:family="text">
      <style:text-properties fo:language="en" fo:country="US" officeooo:rsid="001edb0f"/>
    </style:style>
    <style:style style:name="T9" style:family="text">
      <style:text-properties fo:language="en" fo:country="US" officeooo:rsid="0024adcd"/>
    </style:style>
    <style:style style:name="T10" style:family="text">
      <style:text-properties fo:language="en" fo:country="US" officeooo:rsid="001c3b73"/>
    </style:style>
    <style:style style:name="T11" style:family="text">
      <style:text-properties style:font-name="SFMono-Regular" fo:font-size="10.5pt" fo:language="en" fo:country="US" fo:font-style="normal" fo:font-weight="normal" officeooo:rsid="00264559"/>
    </style:style>
    <style:style style:name="T12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13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14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15" style:family="text">
      <style:text-properties style:font-name="SFMono-Regular" fo:font-size="10.5pt" fo:font-style="normal" fo:font-weight="normal"/>
    </style:style>
    <style:style style:name="T16" style:family="text">
      <style:text-properties fo:color="#bbbbbb" loext:opacity="100%" style:font-name="SFMono-Regular" fo:font-size="10.5pt" fo:font-style="normal" fo:font-weight="normal"/>
    </style:style>
    <style:style style:name="T17" style:family="text">
      <style:text-properties fo:color="#4070a0" loext:opacity="100%" style:font-name="SFMono-Regular" fo:font-size="10.5pt" fo:font-style="normal" fo:font-weight="normal"/>
    </style:style>
    <style:style style:name="T18" style:family="text">
      <style:text-properties fo:color="#4070a0" loext:opacity="100%" style:font-name="SFMono-Regular" fo:font-size="10.5pt" fo:font-style="normal" fo:font-weight="normal" officeooo:rsid="00264559"/>
    </style:style>
    <style:style style:name="T19" style:family="text">
      <style:text-properties style:font-name="SFMono-Regular" fo:font-size="10.5pt" fo:font-style="normal" fo:font-weight="normal" officeooo:rsid="0029a65d"/>
    </style:style>
    <style:style style:name="T20" style:family="text">
      <style:text-properties style:font-name="SFMono-Regular" fo:font-size="10.5pt" fo:font-style="normal" fo:font-weight="normal" officeooo:rsid="002645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запуска нового контейнера из имеющегося образа «<text:span text:style-name="T1">postgres</text:span>» выполняем команду:</text:p>
      <text:p text:style-name="Standard"/>
      <text:p text:style-name="Standard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1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2" loext:marker-style-name="T1"><text:span text:style-name="T1"/></text:p>
      <text:p text:style-name="P3"><text:span text:style-name="T2">Для Linux</text:span> – используем NFS:</text:p>
      <text:p text:style-name="P4" loext:marker-style-name="T1"><text:span text:style-name="T1">1. Сначала монтируем NFS в виде volume:</text:span></text:p>
      <text:p text:style-name="P5" loext:marker-style-name="T1"><text:span text:style-name="T3">docker volume create --driver local --opt type=nfs --opt o=addr=192.168.1.12,rw --opt device=:/v</text:span><text:span text:style-name="T1">ar/data/Postgres</text:span><text:span text:style-name="T4">Data</text:span><text:span text:style-name="T1">Local PostgresLocal<text:line-break/></text:span></text:p>
      <text:p text:style-name="P6">Созданный volume PostgresLocal можно посмотреть в разделе volume.</text:p>
      <text:p text:style-name="P6"><text:span text:style-name="T5">Далее создаем экземпляр Postgres с исполльзованием созданного PostgresLocal </text:span><text:span text:style-name="T6">и нужной версии образа</text:span><text:span text:style-name="T5">:</text:span><text:line-break/></text:p>
      <text:p text:style-name="P7" loext:marker-style-name="T1"><text:span text:style-name="T1">docker run -d --name postgres -e POSTGRES_PASSWORD=admin --</text:span><text:span text:style-name="T7">mount </text:span><text:span text:style-name="T1"><text:s/></text:span><text:span text:style-name="T7">source=</text:span><text:span text:style-name="T8">PostgresLocal,</text:span><text:span text:style-name="T7">target=</text:span><text:span text:style-name="T1">/var/lib/postgresql/data -p 5432:5432 postgres:</text:span><text:span text:style-name="T9">17.2</text:span></text:p>
      <text:p text:style-name="P7" loext:marker-style-name="T1"><text:span text:style-name="T1"/></text:p>
      <text:p text:style-name="P7" loext:marker-style-name="T1"><text:span text:style-name="T1"/></text:p>
      <text:p text:style-name="P4" loext:marker-style-name="T1"><text:span text:style-name="T1">Подключение:</text:span></text:p>
      <text:p text:style-name="P4" loext:marker-style-name="T1"><text:span text:style-name="T1">Порт - 5432</text:span></text:p>
      <text:p text:style-name="P8" loext:marker-style-name="T1"><text:span text:style-name="T1">Пользователь – postgres</text:span></text:p>
      <text:p text:style-name="P8" loext:marker-style-name="T1"><text:span text:style-name="T1">Пароль – admin</text:span></text:p>
      <text:p text:style-name="P8" loext:marker-style-name="T1"><text:span text:style-name="T10"/></text:p>
      <text:p text:style-name="P8" loext:marker-style-name="T1"><text:span text:style-name="T10">----------------------</text:span></text:p>
      <text:p text:style-name="P9" loext:marker-style-name="T1"><text:span text:style-name="T10">P</text:span><text:span text:style-name="T1">gAdmin</text:span></text:p>
      <text:p text:style-name="P10" loext:marker-style-name="T1"><text:soft-page-break/><text:span text:style-name="T11">docker</text:span><text:span text:style-name="T12"> </text:span><text:span text:style-name="T11">run</text:span><text:span text:style-name="T12"> </text:span><text:span text:style-name="T11">-p</text:span><text:span text:style-name="T12"> </text:span><text:span text:style-name="T13">80</text:span><text:span text:style-name="T14">81</text:span><text:span text:style-name="T11">:80</text:span><text:span text:style-name="T12"> </text:span><text:span text:style-name="T15">-e</text:span><text:span text:style-name="T16"> </text:span><text:span text:style-name="T17">'PGADMIN_DEFAULT_EMAIL=</text:span><text:span text:style-name="T18">admin</text:span><text:span text:style-name="T17">@</text:span><text:span text:style-name="T18">admin</text:span><text:span text:style-name="T17">.com'</text:span><text:span text:style-name="T16"> </text:span><text:span text:style-name="T15">-e </text:span><text:span text:style-name="T16"><text:s/></text:span><text:span text:style-name="T17">'PGADMIN_DEFAULT_PASSWORD=</text:span><text:span text:style-name="T18">admin</text:span><text:span text:style-name="T17">'</text:span><text:span text:style-name="T16"> </text:span><text:span text:style-name="T15">-d --</text:span><text:span text:style-name="T19">name pgadmin</text:span><text:span text:style-name="T16"> </text:span><text:span text:style-name="T15">dpage/pgadmin4:</text:span><text:span text:style-name="T20">8.14.0</text:span></text:p>
      <text:p text:style-name="P9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5:51:00</meta:creation-date>
    <meta:initial-creator>Алексей Козлов</meta:initial-creator>
    <dc:language>ru-RU</dc:language>
    <dc:date>2024-12-17T16:36:55.539857048</dc:date>
    <meta:editing-cycles>15</meta:editing-cycles>
    <meta:editing-duration>PT3H32M54S</meta:editing-duration>
    <meta:generator>LibreOffice/24.8.3.2$Linux_X86_64 LibreOffice_project/480$Build-2</meta:generator>
    <meta:document-statistic meta:table-count="0" meta:image-count="0" meta:object-count="0" meta:page-count="2" meta:paragraph-count="17" meta:word-count="123" meta:character-count="1078" meta:non-whitespace-character-count="970"/>
    <meta:user-defined meta:name="AppVersion">15.0000</meta:user-defined>
    <meta:template xlink:type="simple" xlink:actuate="onRequest" xlink:title="Normal.dotm" xlink:href=""/>
  </office:meta>
</office:document-meta>
</file>